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91mm"/>
    </style:style>
    <style:style style:name="co4" style:family="table-column">
      <style:table-column-properties fo:break-before="auto" style:column-width="1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4"/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hythm 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 channel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erators for rythm</text:p>
          </table:table-cell>
          <table:table-cell/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 wri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write</text:p>
          </table:table-cell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7 x 12</text:p>
          </table:table-cell>
          <table:table-cell office:value-type="string" calcext:value-type="string">
            <text:p>(6 + 1) x 12</text:p>
          </table:table-cell>
        </table:table-row>
        <table:table-row table:style-name="ro1">
          <table:table-cell/>
          <table:table-cell table:style-name="ce2" table:formula="of:=18*4" office:value-type="float" office:value="72" calcext:value-type="float">
            <text:p>72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</text:p>
          </table:table-cell>
          <table:table-cell table:formula="of:=0.00008" office:value-type="float" office:value="0.00008" calcext:value-type="float">
            <text:p>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 divider</text:p>
          </table:table-cell>
          <table:table-cell table:formula="of:=[.B8]*[.B7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table:formula="of:=[.B9]/[.B4]" office:value-type="float" office:value="24" calcext:value-type="float">
            <text:p>24</text:p>
          </table:table-cell>
          <table:table-cell office:value-type="string" calcext:value-type="string">
            <text:p>Div 12</text:p>
          </table:table-cell>
          <table:table-cell/>
        </table:table-row>
        <table:table-row table:style-name="ro1">
          <table:table-cell/>
          <table:table-cell table:formula="of:=[.B10]/6" office:value-type="float" office:value="4" calcext:value-type="float">
            <text:p>4</text:p>
          </table:table-cell>
          <table:table-cell office:value-type="string" calcext:value-type="string">
            <text:p>Div 6</text:p>
          </table:table-cell>
          <table:table-cell/>
        </table:table-row>
        <table:table-row table:style-name="ro1">
          <table:table-cell/>
          <table:table-cell table:style-name="ce4" table:formula="of:=[.B9]/18" office:value-type="float" office:value="16" calcext:value-type="float">
            <text:p>16</text:p>
          </table:table-cell>
          <table:table-cell table:style-name="ce4" office:value-type="string" calcext:value-type="string">
            <text:p>Div 18</text:p>
          </table:table-cell>
          <table:table-cell/>
        </table:table-row>
        <table:table-row table:style-name="ro1">
          <table:table-cell/>
          <table:table-cell table:style-name="ce2" table:formula="of:=[.B9]/72" office:value-type="float" office:value="4" calcext:value-type="float">
            <text:p>4</text:p>
          </table:table-cell>
          <table:table-cell table:style-name="ce2" office:value-type="string" calcext:value-type="string">
            <text:p>Div 72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/>
          <table:table-cell table:formula="of:=18" office:value-type="float" office:value="18" calcext:value-type="float">
            <text:p>18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5" table:formula="of:=[.B7]/[.B17]/4"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  <table:table-cell/>
        </table:table-row>
      </table:table>
      <table:table table:name="F-number" table:style-name="ta1">
        <table:table-column table:style-name="co2" table:default-cell-style-name="Default"/>
        <table:table-column table:style-name="co2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/>
          <table:table-cell office:value-type="string" calcext:value-type="string">
            <text:p>cent</text:p>
          </table:table-cell>
          <table:table-cell table:formula="of:=2^(1/1200)" office:value-type="float" office:value="1.00057778950655" calcext:value-type="float">
            <text:p>1,00057778950655</text:p>
          </table:table-cell>
        </table:table-row>
        <table:table-row table:style-name="ro1">
          <table:table-cell office:value-type="string" calcext:value-type="string">
            <text:p>Fsample</text:p>
          </table:table-cell>
          <table:table-cell table:style-name="Default" table:formula="of:=[.B1]/72" office:value-type="float" office:value="50000" calcext:value-type="float">
            <text:p>50000</text:p>
          </table:table-cell>
          <table:table-cell office:value-type="string" calcext:value-type="string">
            <text:p>Div 7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nc</text:p>
          </table:table-cell>
          <table:table-cell table:style-name="Default" office:value-type="string" calcext:value-type="string">
            <text:p>freq (Hz)</text:p>
          </table:table-cell>
          <table:table-cell office:value-type="string" calcext:value-type="string">
            <text:p>cents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$B$2]/(2^19/[.A6])" office:value-type="float" office:value="207.51953125" calcext:value-type="float">
            <text:p>207,5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[.$B$2]/(2^19/[.A7])" office:value-type="float" office:value="208.282470703125" calcext:value-type="float">
            <text:p>208,3</text:p>
          </table:table-cell>
          <table:table-cell table:style-name="ce14" table:formula="of:=LOG([.B7]/[.$B$6])/LOG([.$E$1])" office:value-type="float" office:value="6.35315960341574" calcext:value-type="float">
            <text:p>6,35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[.$B$2]/(2^19/[.A8])" office:value-type="float" office:value="206.756591796875" calcext:value-type="float">
            <text:p>206,8</text:p>
          </table:table-cell>
          <table:table-cell table:style-name="ce14" table:formula="of:=LOG([.B8]/[.$B$6])/LOG([.$E$1])" office:value-type="float" office:value="-6.37655987576151" calcext:value-type="float">
            <text:p>-6,38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$B$2]/(2^19/[.A9])" office:value-type="float" office:value="209.04541015625" calcext:value-type="float">
            <text:p>209,0</text:p>
          </table:table-cell>
          <table:table-cell table:style-name="ce14" table:formula="of:=LOG([.B9]/[.$B$6])/LOG([.$E$1])" office:value-type="float" office:value="12.683090052225" calcext:value-type="float">
            <text:p>12,68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$B$2]/(2^19/[.A10])" office:value-type="float" office:value="205.99365234375" calcext:value-type="float">
            <text:p>206,0</text:p>
          </table:table-cell>
          <table:table-cell table:style-name="ce14" table:formula="of:=LOG([.B10]/[.$B$6])/LOG([.$E$1])" office:value-type="float" office:value="-12.7766930394104" calcext:value-type="float">
            <text:p>-12,7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$B$2]/(2^19/[.A11])" office:value-type="float" office:value="293.731689453125" calcext:value-type="float">
            <text:p>293,7</text:p>
          </table:table-cell>
          <table:table-cell table:number-columns-repeated="3"/>
        </table:table-row>
      </table:table>
      <table:table table:name="Pipelin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Pipeline length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3" calcext:value-type="float">
            <text:p>3</text:p>
          </table:table-cell>
        </table:table-row>
      </table:table>
      <table:table table:name="KSL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KSL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elta (dB)</text:p>
          </table:table-cell>
          <table:table-cell office:value-type="string" calcext:value-type="string">
            <text:p>dB/oct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20*LOG10([.A2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20*LOG10([.A3])" office:value-type="float" office:value="45.8451214271295" calcext:value-type="float">
            <text:p>45,8</text:p>
          </table:table-cell>
          <table:table-cell table:style-name="ce13" table:formula="of:=[.D2]-[.D3]" office:value-type="float" office:value="32.3971931544476" calcext:value-type="float">
            <text:p>32,4</text:p>
          </table:table-cell>
          <table:table-cell table:style-name="ce13" table:formula="of:=[.E3]/[.B3]" office:value-type="float" office:value="4.62817045063537" calcext:value-type="float">
            <text:p>4,6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20*LOG10([.A4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20*LOG10([.A5])" office:value-type="float" office:value="62.0623850709143" calcext:value-type="float">
            <text:p>62,1</text:p>
          </table:table-cell>
          <table:table-cell table:style-name="ce13" table:formula="of:=[.D4]-[.D5]" office:value-type="float" office:value="16.1799295106628" calcext:value-type="float">
            <text:p>16,2</text:p>
          </table:table-cell>
          <table:table-cell table:style-name="ce13" table:formula="of:=[.E5]/[.B5]" office:value-type="float" office:value="2.31141850152326" calcext:value-type="float">
            <text:p>2,3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*LOG10([.A6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20*LOG10([.A7])" office:value-type="float" office:value="70.1517207952602" calcext:value-type="float">
            <text:p>70,2</text:p>
          </table:table-cell>
          <table:table-cell table:style-name="ce13" table:formula="of:=[.D6]-[.D7]" office:value-type="float" office:value="8.09059378631686" calcext:value-type="float">
            <text:p>8,1</text:p>
          </table:table-cell>
          <table:table-cell table:style-name="ce13" table:formula="of:=[.E7]/[.B7]" office:value-type="float" office:value="1.15579911233098" calcext:value-type="float">
            <text:p>1,2</text:p>
          </table:table-cell>
        </table:table-row>
        <table:table-row table:style-name="ro1">
          <table:table-cell table:number-columns-repeated="6"/>
        </table:table-row>
      </table:table>
      <table:table table:name="AM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M DEP</text:p>
          </table:table-cell>
          <table:table-cell office:value-type="string" calcext:value-type="string">
            <text:p>Trem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elta (dB)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*LOG10([.A2])" office:value-type="float" office:value="72.2217146682975" calcext:value-type="float">
            <text:p>72,2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20*LOG10([.A3])" office:value-type="float" office:value="70.9996722231938" calcext:value-type="float">
            <text:p>71,0</text:p>
          </table:table-cell>
          <table:table-cell table:style-name="ce13" table:formula="of:=[.D2]-[.D3]" office:value-type="float" office:value="1.22204244510368" calcext:value-type="float">
            <text:p>1,2</text:p>
          </table:table-cell>
          <table:table-cell table:style-name="ce1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LOG10([.A4])" office:value-type="float" office:value="67.3321942078486" calcext:value-type="float">
            <text:p>67,3</text:p>
          </table:table-cell>
          <table:table-cell table:style-name="ce13" table:formula="of:=[.D2]-[.D4]" office:value-type="float" office:value="4.88952046044885" calcext:value-type="float">
            <text:p>4,9</text:p>
          </table:table-cell>
          <table:table-cell/>
        </table:table-row>
        <table:table-row table:style-name="ro1">
          <table:table-cell table:number-columns-repeated="4"/>
          <table:table-cell table:style-name="ce13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3" table:number-columns-repeated="2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5:23:00.406825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6-12T21:11:05.016861746</meta:creation-date>
    <dc:date>2020-06-23T16:50:48.525919744</dc:date>
    <dc:creator>Pepe </dc:creator>
    <meta:editing-duration>P4DT15H1M48S</meta:editing-duration>
    <meta:editing-cycles>6</meta:editing-cycles>
    <meta:generator>LibreOffice/6.0.7.3$Linux_X86_64 LibreOffice_project/00m0$Build-3</meta:generator>
    <meta:document-statistic meta:table-count="5" meta:cell-count="123" meta:object-count="0"/>
  </office:meta>
</office:document-meta>
</file>